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900000029DF17A104.png" manifest:media-type="image/png"/>
  <manifest:file-entry manifest:full-path="Pictures/100006960000043D0000043DA37FA41B.svg" manifest:media-type="image/svg+xml"/>
  <manifest:file-entry manifest:full-path="Pictures/100000010000002900000029ACC64974.png" manifest:media-type="image/png"/>
  <manifest:file-entry manifest:full-path="Pictures/100000010000002900000029EBEE3345.png" manifest:media-type="image/png"/>
  <manifest:file-entry manifest:full-path="Pictures/100005AE0000043D0000043D235162CD.svg" manifest:media-type="image/svg+xml"/>
  <manifest:file-entry manifest:full-path="Pictures/100000010000002900000029FF61A361.png" manifest:media-type="image/png"/>
  <manifest:file-entry manifest:full-path="Pictures/100004D80000043D0000043DCC48EC61.svg" manifest:media-type="image/svg+xml"/>
  <manifest:file-entry manifest:full-path="Pictures/10000E150000043D0000043D7A1EAD94.svg" manifest:media-type="image/svg+xml"/>
  <manifest:file-entry manifest:full-path="Pictures/100000010000002900000029CCE36C76.png" manifest:media-type="image/png"/>
  <manifest:file-entry manifest:full-path="Pictures/1000000100000029000000298D0668DE.png" manifest:media-type="image/png"/>
  <manifest:file-entry manifest:full-path="Pictures/100005AC0000043D0000043D58D8EFFC.svg" manifest:media-type="image/svg+xml"/>
  <manifest:file-entry manifest:full-path="Pictures/100004480000043D0000043DAC95C430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26.42cm" fo:min-width="17.598cm" fo:wrap-option="wrap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opacity="100%" draw:fill-color="#ffffff" draw:textarea-horizontal-align="justify" draw:textarea-vertical-align="top" draw:auto-grow-height="false" fo:min-height="21.658cm" fo:min-width="16.963cm" loext:decorative="false"/>
      <style:paragraph-properties style:writing-mode="lr-tb"/>
    </style:style>
    <style:style style:name="gr5" style:family="graphic" style:parent-style-name="standard" style:list-style-name="L1">
      <style:graphic-properties draw:stroke="dash" draw:stroke-dash="Dash_20__28_Rounded_29_" svg:stroke-color="#81d41a" svg:stroke-linecap="round" draw:fill-color="#ffffff" draw:opacity="0%" draw:textarea-horizontal-align="justify" draw:textarea-vertical-align="top" draw:auto-grow-height="false" fo:min-height="24.158cm" fo:min-width="6.168cm" loext:decorative="false"/>
      <style:paragraph-properties style:writing-mode="lr-tb"/>
    </style:style>
    <style:style style:name="gr6" style:family="graphic" style:parent-style-name="standard">
      <style:graphic-properties draw:opacity="3%" draw:textarea-horizontal-align="justify" draw:textarea-vertical-align="middle" draw:auto-grow-height="false" fo:min-height="4.83cm" fo:min-width="5.533cm" loext:decorative="false"/>
    </style:style>
    <style:style style:name="gr7" style:family="graphic" style:parent-style-name="standard">
      <style:graphic-properties draw:stroke="dash" draw:stroke-dash="Dash_20__28_Rounded_29_" svg:stroke-color="#81d41a" svg:stroke-opacity="100%" svg:stroke-linecap="round" draw:fill-color="#ffffff" draw:opacity="0%" draw:textarea-horizontal-align="justify" draw:textarea-vertical-align="top" draw:auto-grow-height="false" fo:min-height="24.15cm" fo:min-width="6.369cm" loext:decorative="false"/>
      <style:paragraph-properties style:writing-mode="lr-tb"/>
    </style:style>
    <style:style style:name="gr8" style:family="graphic" style:parent-style-name="standard">
      <style:graphic-properties draw:opacity="3%" draw:textarea-horizontal-align="justify" draw:textarea-vertical-align="middle" draw:auto-grow-height="false" fo:min-height="5.523cm" fo:min-width="5.611cm" loext:decorative="false"/>
    </style:style>
    <style:style style:name="gr9" style:family="graphic">
      <style:graphic-properties loext:decorative="false"/>
    </style:style>
    <style:style style:name="gr10" style:family="graphic" style:parent-style-name="standard">
      <style:graphic-properties draw:opacity="3%" draw:textarea-horizontal-align="justify" draw:textarea-vertical-align="middle" draw:auto-grow-height="false" fo:min-height="5.523cm" fo:min-width="5.612cm" loext:decorative="false"/>
    </style:style>
    <style:style style:name="gr11" style:family="graphic" style:parent-style-name="standard">
      <style:graphic-properties draw:opacity="3%" draw:textarea-horizontal-align="justify" draw:textarea-vertical-align="middle" draw:auto-grow-height="false" fo:min-height="5.147cm" fo:min-width="5.532cm" loext:decorative="false"/>
    </style:style>
    <style:style style:name="gr12" style:family="graphic" style:parent-style-name="standard">
      <style:graphic-properties draw:opacity="3%" draw:textarea-horizontal-align="justify" draw:textarea-vertical-align="middle" draw:auto-grow-height="false" fo:min-height="4.83cm" fo:min-width="5.215cm" loext:decorative="false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opacity="3%"/>
      <style:paragraph-properties fo:text-align="center"/>
    </style:style>
    <style:style style:name="P7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2" draw:layer="layout" svg:width="18.098cm" svg:height="26.67cm" svg:x="1.652cm" svg:y="1.317cm">
            <text:p text:style-name="P1"><text:s text:c="6"/><text:span text:style-name="T1">AWS</text:span> <text:span text:style-name="T1">Clou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1.084cm" svg:height="1.124cm" svg:x="1.635cm" svg:y="1.317cm">
            <draw:image xlink:href="Pictures/100004480000043D0000043DAC95C430.svg" xlink:type="simple" xlink:show="embed" xlink:actuate="onLoad" draw:mime-type="image/svg+xml">
              <text:p/>
            </draw:image>
            <draw:image xlink:href="Pictures/100000010000002900000029CCE36C76.png" xlink:type="simple" xlink:show="embed" xlink:actuate="onLoad" draw:mime-type="image/png"/>
          </draw:frame>
        </draw:g>
        <draw:g draw:style-name="gr1">
          <draw:custom-shape draw:style-name="gr4" draw:text-style-name="P2" draw:layer="layout" svg:width="17.463cm" svg:height="21.908cm" svg:x="1.952cm" svg:y="5.127cm">
            <text:p text:style-name="P1"><text:s text:c="6"/><text:span text:style-name="T1">Virtual</text:span> <text:span text:style-name="T1">Private</text:span> <text:span text:style-name="T1">Network</text:span></text:p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1.084cm" svg:height="1.187cm" svg:x="1.952cm" svg:y="5.127cm">
            <draw:image xlink:href="Pictures/10000E150000043D0000043D7A1EAD94.svg" xlink:type="simple" xlink:show="embed" xlink:actuate="onLoad" draw:mime-type="image/svg+xml">
              <text:p/>
            </draw:image>
            <draw:image xlink:href="Pictures/100000010000002900000029FF61A361.png" xlink:type="simple" xlink:show="embed" xlink:actuate="onLoad" draw:mime-type="image/png"/>
          </draw:frame>
        </draw:g>
        <draw:custom-shape draw:style-name="gr5" draw:text-style-name="P5" draw:layer="layout" svg:width="6.668cm" svg:height="24.408cm" draw:transform="skewX (-0.0132645023151569) rotate (-0.0132645023151572) translate (12.43cm 3.217cm)">
          <text:p text:style-name="P4"><text:span text:style-name="T1">Availability</text:span> zone 1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6" draw:text-style-name="P6" draw:layer="layout" svg:width="6.033cm" svg:height="5.08cm" svg:x="12.747cm" svg:y="7.03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1.144cm" svg:height="1.084cm" svg:x="12.747cm" svg:y="7.032cm">
            <draw:image xlink:href="Pictures/100005AC0000043D0000043D58D8EFFC.svg" xlink:type="simple" xlink:show="embed" xlink:actuate="onLoad" draw:mime-type="image/svg+xml">
              <text:p/>
            </draw:image>
            <draw:image xlink:href="Pictures/1000000100000029000000298D0668DE.png" xlink:type="simple" xlink:show="embed" xlink:actuate="onLoad" draw:mime-type="image/png"/>
          </draw:frame>
        </draw:g>
        <draw:g draw:style-name="gr1">
          <draw:custom-shape draw:style-name="gr7" draw:text-style-name="P7" draw:layer="layout" svg:width="6.869cm" svg:height="24.4cm" draw:transform="skewX (-0.0134390352403563) rotate (-0.0134390352403557) translate (2.609cm 3.175cm)">
            <text:p text:style-name="P3"><text:span text:style-name="T1">Availability</text:span> zone 1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8" draw:text-style-name="P6" draw:layer="layout" svg:width="6.111cm" svg:height="5.773cm" svg:x="2.826cm" svg:y="14.058cm">
              <text:p/>
              <draw:enhanced-geometry svg:viewBox="0 0 21600 21600" draw:type="rectangle" draw:enhanced-path="M 0 0 L 21600 0 21600 21600 0 21600 0 0 Z N"/>
            </draw:custom-shape>
          </draw:g>
          <draw:g draw:style-name="gr9">
            <draw:frame draw:style-name="gr3" draw:text-style-name="P3" draw:layer="layout" svg:width="1.159cm" svg:height="1.159cm" svg:x="2.833cm" svg:y="14.016cm">
              <draw:image xlink:href="Pictures/100005AE0000043D0000043D235162CD.svg" xlink:type="simple" xlink:show="embed" xlink:actuate="onLoad" draw:mime-type="image/svg+xml">
                <text:p/>
              </draw:image>
              <draw:image xlink:href="Pictures/100000010000002900000029EBEE3345.png" xlink:type="simple" xlink:show="embed" xlink:actuate="onLoad" draw:mime-type="image/png"/>
            </draw:frame>
          </draw:g>
          <draw:g draw:style-name="gr1">
            <draw:custom-shape draw:style-name="gr10" draw:text-style-name="P6" draw:layer="layout" svg:width="6.112cm" svg:height="5.773cm" svg:x="2.905cm" svg:y="20.423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1.159cm" svg:height="1.159cm" svg:x="2.912cm" svg:y="20.367cm">
              <draw:image xlink:href="Pictures/100005AE0000043D0000043D235162CD.svg" xlink:type="simple" xlink:show="embed" xlink:actuate="onLoad" draw:mime-type="image/svg+xml">
                <text:p/>
              </draw:image>
              <draw:image xlink:href="Pictures/100000010000002900000029EBEE3345.png" xlink:type="simple" xlink:show="embed" xlink:actuate="onLoad" draw:mime-type="image/png"/>
            </draw:frame>
          </draw:g>
          <draw:g draw:style-name="gr1">
            <draw:g draw:style-name="gr1">
              <draw:custom-shape draw:style-name="gr10" draw:text-style-name="P6" draw:layer="layout" svg:width="6.112cm" svg:height="5.773cm" svg:x="12.747cm" svg:y="20.367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3" draw:layer="layout" svg:width="1.159cm" svg:height="1.159cm" svg:x="12.758cm" svg:y="20.378cm">
                <draw:image xlink:href="Pictures/100005AE0000043D0000043D235162CD.svg" xlink:type="simple" xlink:show="embed" xlink:actuate="onLoad" draw:mime-type="image/svg+xml">
                  <text:p/>
                </draw:image>
                <draw:image xlink:href="Pictures/100000010000002900000029EBEE3345.png" xlink:type="simple" xlink:show="embed" xlink:actuate="onLoad" draw:mime-type="image/png"/>
              </draw:frame>
            </draw:g>
          </draw:g>
        </draw:g>
        <draw:g draw:style-name="gr1">
          <draw:custom-shape draw:style-name="gr11" draw:text-style-name="P6" draw:layer="layout" svg:width="6.032cm" svg:height="5.397cm" svg:x="12.748cm" svg:y="14.33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1.144cm" svg:height="1.152cm" svg:x="12.733cm" svg:y="14.37cm">
            <draw:image xlink:href="Pictures/100005AE0000043D0000043D235162CD.svg" xlink:type="simple" xlink:show="embed" xlink:actuate="onLoad" draw:mime-type="image/svg+xml">
              <text:p/>
            </draw:image>
            <draw:image xlink:href="Pictures/100000010000002900000029EBEE3345.png" xlink:type="simple" xlink:show="embed" xlink:actuate="onLoad" draw:mime-type="image/png"/>
          </draw:frame>
        </draw:g>
        <draw:g draw:style-name="gr1">
          <draw:custom-shape draw:style-name="gr12" draw:text-style-name="P6" draw:layer="layout" svg:width="5.715cm" svg:height="5.08cm" svg:x="2.905cm" svg:y="7.03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1.084cm" svg:height="1.084cm" svg:x="2.805cm" svg:y="7.032cm">
            <draw:image xlink:href="Pictures/100005AC0000043D0000043D58D8EFFC.svg" xlink:type="simple" xlink:show="embed" xlink:actuate="onLoad" draw:mime-type="image/svg+xml">
              <text:p/>
            </draw:image>
            <draw:image xlink:href="Pictures/1000000100000029000000298D0668DE.png" xlink:type="simple" xlink:show="embed" xlink:actuate="onLoad" draw:mime-type="image/png"/>
          </draw:frame>
        </draw:g>
        <draw:frame draw:style-name="gr3" draw:text-style-name="P3" draw:layer="layout" svg:width="1.084cm" svg:height="1.084cm" svg:x="5.631cm" svg:y="8.806cm">
          <draw:image xlink:href="Pictures/100004D80000043D0000043DCC48EC61.svg" xlink:type="simple" xlink:show="embed" xlink:actuate="onLoad" draw:mime-type="image/svg+xml">
            <text:p/>
          </draw:image>
          <draw:image xlink:href="Pictures/100000010000002900000029ACC64974.png" xlink:type="simple" xlink:show="embed" xlink:actuate="onLoad" draw:mime-type="image/png"/>
        </draw:frame>
        <draw:frame draw:style-name="gr3" draw:text-style-name="P3" draw:layer="layout" svg:width="1.084cm" svg:height="1.084cm" svg:x="5.631cm" svg:y="8.806cm">
          <draw:image xlink:href="Pictures/100004D80000043D0000043DCC48EC61.svg" xlink:type="simple" xlink:show="embed" xlink:actuate="onLoad" draw:mime-type="image/svg+xml">
            <text:p/>
          </draw:image>
          <draw:image xlink:href="Pictures/100000010000002900000029ACC64974.png" xlink:type="simple" xlink:show="embed" xlink:actuate="onLoad" draw:mime-type="image/png"/>
        </draw:frame>
        <draw:frame draw:style-name="gr3" draw:text-style-name="P3" draw:layer="layout" svg:width="1.084cm" svg:height="1.084cm" svg:x="15.287cm" svg:y="8.62cm">
          <draw:image xlink:href="Pictures/100004D80000043D0000043DCC48EC61.svg" xlink:type="simple" xlink:show="embed" xlink:actuate="onLoad" draw:mime-type="image/svg+xml">
            <text:p/>
          </draw:image>
          <draw:image xlink:href="Pictures/100000010000002900000029ACC64974.png" xlink:type="simple" xlink:show="embed" xlink:actuate="onLoad" draw:mime-type="image/png"/>
        </draw:frame>
        <draw:frame draw:style-name="gr3" draw:text-style-name="P3" draw:layer="layout" svg:width="1.084cm" svg:height="1.084cm" svg:x="10.525cm" svg:y="13.065cm">
          <draw:image xlink:href="Pictures/100006960000043D0000043DA37FA41B.svg" xlink:type="simple" xlink:show="embed" xlink:actuate="onLoad" draw:mime-type="image/svg+xml">
            <text:p/>
          </draw:image>
          <draw:image xlink:href="Pictures/100000010000002900000029DF17A104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0:20:46.365593143</meta:creation-date>
    <dc:date>2025-04-11T12:23:36.731096188</dc:date>
    <meta:editing-duration>PT9M27S</meta:editing-duration>
    <meta:editing-cycles>3</meta:editing-cycles>
    <meta:generator>LibreOffice/24.8.6.2$Linux_X86_64 LibreOffice_project/d50be90c1d90f0f90a5235ffcbbafbbfa38a83c2</meta:generator>
    <meta:document-statistic meta:object-count="33"/>
  </office:meta>
</office:document-meta>
</file>